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3b7" officeooo:paragraph-rsid="001993b7"/>
    </style:style>
    <style:style style:name="P2" style:family="paragraph" style:parent-style-name="Standard">
      <style:text-properties officeooo:rsid="001993b7" officeooo:paragraph-rsid="001cc592"/>
    </style:style>
    <style:style style:name="P3" style:family="paragraph" style:parent-style-name="Standard">
      <style:text-properties officeooo:rsid="00229064" officeooo:paragraph-rsid="00229064"/>
    </style:style>
    <style:style style:name="P4" style:family="paragraph" style:parent-style-name="Standard">
      <style:text-properties officeooo:rsid="002c96d8" officeooo:paragraph-rsid="002c96d8"/>
    </style:style>
    <style:style style:name="P5" style:family="paragraph" style:parent-style-name="Text_20_body">
      <style:text-properties officeooo:rsid="002c96d8" officeooo:paragraph-rsid="002c96d8"/>
    </style:style>
    <style:style style:name="T1" style:family="text">
      <style:text-properties officeooo:rsid="001993b7"/>
    </style:style>
    <style:style style:name="T2" style:family="text">
      <style:text-properties officeooo:rsid="001ac817"/>
    </style:style>
    <style:style style:name="T3" style:family="text">
      <style:text-properties officeooo:rsid="001c9462"/>
    </style:style>
    <style:style style:name="T4" style:family="text">
      <style:text-properties officeooo:rsid="001cc592"/>
    </style:style>
    <style:style style:name="T5" style:family="text">
      <style:text-properties officeooo:rsid="0028b4fe"/>
    </style:style>
    <style:style style:name="T6" style:family="text">
      <style:text-properties officeooo:rsid="002e0f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 Being Great by Doing Small Things    </text:p>
      <text:p text:style-name="Text_20_body">     Success is something that many people strive for, but that not everyone among us attains. When we consider the various factors that play a role in determining whether a person is successful in life, ambition and action are two of the first to come to mind. Just as American writer Napoleon Hill put it, “If you cannot do great things, do small things in a great way. ” 　　</text:p>
      <text:p text:style-name="Text_20_body">    Numerous examples can be given, but this will suffice. A young person who aspires to be a great chef might decide to buy some cook books, spend weekends practicing and refining his culinary techniques, or take on a part-time job at a local restaurant. On the other hand, if he simply end up spending all has spare time surfing the Internet or playing video games, neither of which would give him the skills or experience needed to succeed. 　　</text:p>
      <text:p text:style-name="Text_20_body">   In conclusion, doing great things and doing small things are both essential in determining whether we flourish or fall behind. The former gives us the drive and direction to move forward, while the latter enables us to implement our vision and “make things happen”. In combination, they represent the winning formula that will put us firmly on the road to success. </text:p>
      <text:p text:style-name="P4">Penny and penny laid up will be many 积少成多</text:p>
      <text:p text:style-name="P4"/>
      <text:p text:style-name="P4"/>
      <text:p text:style-name="P4">//第二篇</text:p>
      <text:p text:style-name="P5">Nowadays, the social attention to college students’ mental health has reached to climax with growing suicides, homicides and other unusual serious incidents reported from time to time, which posed a threat to the society.</text:p>
      <text:p text:style-name="Text_20_body">　　Although college students are adults and they’re old enough to handle well with many problems, they are still not so mature when faced with psychological problems because they are in a perplexed and contradictory age. In addition, study challenges, employment pressures and life stresses could produce psychological problems. It’s high time to take some measures helping them get through this period smoothly.</text:p>
      <text:p text:style-name="Text_20_body">　　To solve this phenomenon, something effective can be done. Firstly, schools and families should try to create a harmonious environment such as hold colorful activities, provide nutrimeals and offer timely health when students get into trouble. On the other hand, students should pay attention to their own psychological problems, seek help in time, keep in good mood, be more social, and never do extreme way to cope with problem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8:38:51.544165349</meta:creation-date>
    <dc:date>2017-03-08T19:50:04.779145419</dc:date>
    <meta:editing-duration>PT49M45S</meta:editing-duration>
    <meta:editing-cycles>16</meta:editing-cycles>
    <meta:generator>LibreOffice/5.1.6.2$Linux_X86_64 LibreOffice_project/10m0$Build-2</meta:generator>
    <meta:document-statistic meta:table-count="0" meta:image-count="0" meta:object-count="0" meta:page-count="1" meta:paragraph-count="9" meta:word-count="394" meta:character-count="2341" meta:non-whitespace-character-count="1932"/>
  </office:meta>
</office:document-meta>
</file>